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2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4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5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8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12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9"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10"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11"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13"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 style:list-style-name="L11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bullet>
    </text:list-style>
    <text:list-style style:name="L4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bullet>
    </text:list-style>
    <text:list-style style:name="L8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"/><text:span text:style-name="T2">Structure and relevant tasks for 'Testpapers' and 'Final Exams'</text:span></text:p>
      <text:p text:style-name="P5"/>
      <text:p text:style-name="P6">Always write in PARAGRAPHS!</text:p>
      <text:p text:style-name="P5"/>
      <text:list xml:id="list2942833322782336316" text:style-name="L1">
        <text:list-item>
          <text:p text:style-name="P8">Comprehension</text:p>
          <text:p text:style-name="P8"/>
        </text:list-item>
      </text:list>
      <text:list xml:id="list810221275287831380" text:style-name="L2">
        <text:list-item>
          <text:p text:style-name="P9">Summary</text:p>
        </text:list-item>
        <text:list-item>
          <text:p text:style-name="P9">Outline</text:p>
        </text:list-item>
      </text:list>
      <text:p text:style-name="P3"><text:span text:style-name="T6">Structure:</text:span> </text:p>
      <text:list xml:id="list8794179740311570156" text:style-name="L3">
        <text:list-item>
          <text:p text:style-name="P15">Introduction</text:p>
        </text:list-item>
        <text:list-item>
          <text:p text:style-name="P15">(Main) body</text:p>
        </text:list-item>
        <text:list-item>
          <text:p text:style-name="P15">Ending (no conclusion)</text:p>
          <text:p text:style-name="P15"/>
        </text:list-item>
      </text:list>
      <text:list xml:id="list1840618266821029822" text:style-name="L4">
        <text:list-item>
          <text:p text:style-name="P10">Analysis <text:s text:c="93"/></text:p>
        </text:list-item>
      </text:list>
      <text:p text:style-name="P3"/>
      <text:list xml:id="list7383772955794743337" text:style-name="L5">
        <text:list-item>
          <text:p text:style-name="P11">Fictional Texts</text:p>
          <text:p text:style-name="P16">(novel, short story, poem, film script, essay)</text:p>
        </text:list-item>
        <text:list-item>
          <text:p text:style-name="P11">Non- Fictional Texts</text:p>
        </text:list-item>
      </text:list>
      <text:p text:style-name="P1"><text:span text:style-name="T1"><text:s text:c="21"/></text:span><text:span text:style-name="T3">(broadsheet, tabloid, feature article, editorial, review, speech) <text:s text:c="23"/></text:span><text:span text:style-name="T1">75%</text:span></text:p>
      <text:p text:style-name="P2"/>
      <text:p text:style-name="P4">Important aspects:</text:p>
      <text:p text:style-name="P2"/>
      <text:list xml:id="list5648421389683050757" text:style-name="L6">
        <text:list-item>
          <text:p text:style-name="P17">characterisation</text:p>
        </text:list-item>
        <text:list-item>
          <text:p text:style-name="P17">narrative techniques (First person limited narrator, third person limited narrator, third person omniscient narrator)</text:p>
        </text:list-item>
        <text:list-item>
          <text:p text:style-name="P17">style and stylistic devices (simile, metaphor, alliteration, anaphora etc.)</text:p>
        </text:list-item>
        <text:list-item>
          <text:p text:style-name="P17">working with charts, visuals, films (bar chart, pie chart, line graph, flow chart)</text:p>
        </text:list-item>
      </text:list>
      <text:p text:style-name="P2"/>
      <text:p text:style-name="P4">Structure: </text:p>
      <text:list xml:id="list5578486661655712868" text:style-name="L7">
        <text:list-item>
          <text:p text:style-name="P18">Introduction</text:p>
        </text:list-item>
        <text:list-item>
          <text:p text:style-name="P18">(Main) Body</text:p>
        </text:list-item>
        <text:list-item>
          <text:p text:style-name="P18">Conclusion</text:p>
        </text:list-item>
      </text:list>
      <text:p text:style-name="P2"/>
      <text:list xml:id="list833348034493077285" text:style-name="L8">
        <text:list-item>
          <text:p text:style-name="P12">Evaluation: Discussion or Comment or Creative Writing</text:p>
        </text:list-item>
      </text:list>
      <text:p text:style-name="P3"/>
      <text:p text:style-name="P1"><text:span text:style-name="T1">a)</text:span><text:span text:style-name="T5"> </text:span><text:span text:style-name="T6">Structure of a discussion</text:span></text:p>
      <text:list xml:id="list5091158042763767640" text:style-name="L9">
        <text:list-item>
          <text:p text:style-name="P19">Introduction</text:p>
        </text:list-item>
        <text:list-item>
          <text:p text:style-name="P19">(Main) Body</text:p>
        </text:list-item>
        <text:list-item>
          <text:p text:style-name="P19">Conclusion containing an own justified opinion <text:s text:c="53"/></text:p>
        </text:list-item>
      </text:list>
      <text:p text:style-name="P2"/>
      <text:p text:style-name="P2">b) <text:span text:style-name="T4">Structure of a Comment</text:span></text:p>
      <text:list xml:id="list4693076097153686244" text:style-name="L10">
        <text:list-item>
          <text:p text:style-name="P20">Introduction</text:p>
        </text:list-item>
        <text:list-item>
          <text:p text:style-name="P20">(Main) Body arguing for your opinion</text:p>
        </text:list-item>
        <text:list-item>
          <text:p text:style-name="P20">Conclusion</text:p>
        </text:list-item>
      </text:list>
      <text:p text:style-name="P2"/>
      <text:p text:style-name="P4">c) Structure of Creative Writing</text:p>
      <text:p text:style-name="P4"/>
      <text:p text:style-name="P4">types: e.g. speech, letter to the editor, politician etc.</text:p>
      <text:p text:style-name="P3"><text:s text:c="9"/></text:p>
      <text:p text:style-name="P3"/>
      <text:p text:style-name="P3"><text:soft-page-break/><text:s/></text:p>
      <text:p text:style-name="P3"/>
      <text:p text:style-name="P2">Ways to accomplish a successful discussion, comment, creative writing:</text:p>
      <text:p text:style-name="P2"/>
      <text:list xml:id="list3249373476633587482" text:style-name="L11">
        <text:list-item>
          <text:p text:style-name="P24"><text:span text:style-name="T1">l</text:span><text:span text:style-name="T3">isting arguments (Firstly..., Secondly...)</text:span></text:p>
        </text:list-item>
        <text:list-item>
          <text:p text:style-name="P21">pro and con discussion</text:p>
        </text:list-item>
        <text:list-item>
          <text:p text:style-name="P21">similarities and differences</text:p>
        </text:list-item>
      </text:list>
      <text:p text:style-name="P3"/>
      <text:p text:style-name="P3"><text:s text:c="9"/></text:p>
      <text:p text:style-name="P3"><text:s text:c="3"/>------------------------------------------------------------------------------------------------ <text:s text:c="6"/></text:p>
      <text:p text:style-name="P3"/>
      <text:p text:style-name="P3"/>
      <text:list xml:id="list6394733972079866232" text:style-name="L12">
        <text:list-item>
          <text:p text:style-name="P13">Mediation <text:s text:c="113"/>25%</text:p>
        </text:list-item>
      </text:list>
      <text:p text:style-name="P3"/>
      <text:list xml:id="list1851058559134200807" text:style-name="L13">
        <text:list-item>
          <text:p text:style-name="P22">providing a link between two languages (basically it is a summary into the other language)</text:p>
        </text:list-item>
        <text:list-item>
          <text:p text:style-name="P22">in your Testpaper/ Exam: a German text will be given and you will have to produce a target text in English</text:p>
        </text:list-item>
        <text:list-item>
          <text:p text:style-name="P22">it is NOT a translation (you have to decide which aspects are crucial for the reade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do Walter</meta:initial-creator>
    <meta:creation-date>2021-08-25T12:45:46.22</meta:creation-date>
    <dc:date>2021-08-25T18:25:50.58</dc:date>
    <dc:creator>Guido Walter</dc:creator>
    <meta:editing-duration>PT2H29M14S</meta:editing-duration>
    <meta:editing-cycles>12</meta:editing-cycles>
    <meta:generator>OpenOffice/4.1.10$Win32 OpenOffice.org_project/4110m2$Build-9807</meta:generator>
    <meta:document-statistic meta:table-count="0" meta:image-count="0" meta:object-count="0" meta:page-count="2" meta:paragraph-count="46" meta:word-count="242" meta:character-count="1937"/>
  </office:meta>
</office:document-meta>
</file>